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8FC0000287382A9E631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">Manual Instalare si Utilizare </text:p>
      <text:p text:style-name="P5"/>
      <text:p text:style-name="P3">Aplicatie Administrare Pacienti si Consultatii Cabinet Rugina</text:p>
      <text:p text:style-name="P3">v 1.0</text:p>
      <text:p text:style-name="P2"/>
      <text:p text:style-name="P2"/>
      <text:p text:style-name="P2"/>
      <text:p text:style-name="P2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Cuprin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Cuprins</text:p>
          </text:index-title>
          <text:p text:style-name="P7">I. Instalare Java<text:tab/>3</text:p>
          <text:p text:style-name="P8">Download JRE 8<text:tab/>3</text:p>
          <text:p text:style-name="P8">Instalare JRE<text:tab/>3</text:p>
          <text:p text:style-name="P7">II Instalare PostgreSQL<text:tab/>4</text:p>
          <text:p text:style-name="P8">Download PostgreSQL<text:tab/>4</text:p>
        </text:index-body>
      </text:table-of-content>
      <text:p text:style-name="P4"/>
      <text:p text:style-name="P4"/>
      <text:p text:style-name="P6"/>
      <text:p text:style-name="P4"/>
      <text:h text:style-name="Heading_20_1" text:outline-level="1">I. Instalare Java</text:h>
      <text:p text:style-name="Text_20_body"><text:tab/>Pentru a rula aplicatii Java este nevoie de un mediu/platforma in care sa ruleze. Pentru aplicatii deja compilare JRE (Java Runtime Environment) este suficient pana la Java 8. </text:p>
      <text:p text:style-name="Text_20_body"><text:s/><text:tab/>Context: Initial aplicatia a fost scrisa <text:s/>pentru Java 9 si testele rulate cu JRE 9.0.4. Desi s-a pornit dezvoltarea pentru Java 9, aceasta nu mai este supportata de Oracle, plus ca s-a schimbat paradigma de utilizare, compilare si dependinte care s-a propagat catre Java 11. Java 11 are licenta schimbata. Prin urmare, datorita acestui context am ales utilizarea Java 8 care este stabil si este potrivit pentru nevoile curente.</text:p>
      <text:p text:style-name="Text_20_body">Efectul schimbarii versiunii este dimensiunea mai mica a elementelor GUI: labels, input ingust etc.</text:p>
      <text:p text:style-name="Text_20_body">Pentru a functiona pe versiuni mai noi, daca nu merge default va trebui recompilat si relivrat proiectul, cu modificarile aferente unde este cazul.</text:p>
      <text:h text:style-name="Heading_20_2" text:outline-level="2">Download JRE 8</text:h>
      <text:list xml:id="list4911037608541567614" text:style-name="L2">
        <text:list-item>
          <text:p text:style-name="P1">Se acceseaza pagina de download <text:a xlink:type="simple" xlink:href="https://www.oracle.com/technetwork/java/javase/downloads/jre8-downloads-2133155.html" office:name="Link Oracle JRE" text:style-name="Internet_20_link" text:visited-style-name="Visited_20_Internet_20_Link">link</text:a>(exista posibilitatea ca pagina sa se schimbe mai ales dupa ce Oracle nu va mai oferi support).</text:p>
        </text:list-item>
        <text:list-item>
          <text:p text:style-name="P1">Se va alege <text:bookmark text:name="jre-8u202-oth-JPRXXXjre-8u202-windows-x64.exe"/><text:a xlink:type="simple" xlink:href="javascript:%20void(0)" office:name="jre-8u202-oth-JPRXXXjre-8u202-windows-x64.exe" text:style-name="Internet_20_link" text:visited-style-name="Visited_20_Internet_20_Link">jre-8u202-windows-x64.exe</text:a> ca mai jos. </text:p>
        </text:list-item>
      </text:list>
      <text:p text:style-name="Text_20_body"><draw:frame draw:style-name="fr1" draw:name="graphics1" text:anchor-type="paragraph" svg:width="5.7429in" svg:height="4.0772in" draw:z-index="0"><draw:image xlink:href="Pictures/20000007000038FC0000287382A9E631.svm" xlink:type="simple" xlink:show="embed" xlink:actuate="onLoad"/></draw:frame></text:p>
      <text:h text:style-name="Heading_20_2" text:outline-level="2">Instalare JRE</text:h>
      <text:list xml:id="list34311837" text:continue-numbering="true" text:style-name="L2">
        <text:list-item>
          <text:p text:style-name="P1">Dupa download se deschide fisierul exe si se instaleaza default.</text:p>
        </text:list-item>
      </text:list>
      <text:p text:style-name="Text_20_body"><text:soft-page-break/></text:p>
      <text:h text:style-name="Heading_20_1" text:outline-level="1">II. Instalare PostgreSQL</text:h>
      <text:p text:style-name="Text_20_body"><text:tab/>Pentru testarea si dezvoltarea aplicatiei s-a folosit PostgreSQL 10 si s-a testat si PostgreSQL 11.</text:p>
      <text:h text:style-name="Heading_20_2" text:outline-level="2">Download PostgreSQL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5in" fo:text-indent="-0.4in" fo:margin-left="0.6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45in" fo:text-indent="-1.2in" fo:margin-left="1.4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haela Munteanu</meta:initial-creator>
    <meta:creation-date>2019-01-19T11:31:24.60</meta:creation-date>
    <dc:date>2019-01-19T14:10:19.68</dc:date>
    <dc:creator>Mihaela Munteanu</dc:creator>
    <meta:editing-duration>PT2H38M51S</meta:editing-duration>
    <meta:editing-cycles>11</meta:editing-cycles>
    <meta:generator>OpenOffice/4.1.5$Win32 OpenOffice.org_project/415m1$Build-9789</meta:generator>
    <meta:document-statistic meta:table-count="0" meta:image-count="1" meta:object-count="0" meta:page-count="4" meta:paragraph-count="22" meta:word-count="236" meta:character-count="1489"/>
  </office:meta>
</office:document-meta>
</file>